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JCacheOperationSource.getExceptionCacheResolver( @ Nullable CacheResolverFactory factory , CacheMethodDetails &lt; CacheResult &gt; 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JCacheOperationSource.determineCacheName( Method method , @ Nullable CacheDefaults defaults , String candi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JCacheOperationSource.determineCacheResolverFactory( @ Nullable CacheDefaults defaults , Class &lt; ? extends CacheResolverFactory &gt; candi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JCacheOperationSource.getCacheResolver( @ Nullable CacheResolverFactory factory , CacheMethodDetails &lt; ? &gt; 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JCacheOperationSource.createCacheResultOperation( Method method , @ Nullable CacheDefaults defaults , CacheResult a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JCacheOperationSource.createCacheRemoveAllOperation( Method method , @ Nullable CacheDefaults defaults , CacheRemoveAll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JCacheOperationSource.generateDefaultCacheName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JCacheOperationSource.getCacheDefaults( Method method , @ Nullable Class &lt; ? &gt; targe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JCacheOperationSource.createCachePutOperation( Method method , @ Nullable CacheDefaults defaults , CachePut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JCacheOperationSource.countNonNull( Object ... instan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JCacheOperationSource.createCacheRemoveOperation( Method method , @ Nullable CacheDefaults defaults , CacheRemove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JCacheOperationSource.determineKeyGenerator( @ Nullable CacheDefaults defaults , Class &lt; ? extends CacheKeyGenerator &gt; candi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JCacheOperationSource.createMethodDetails( Method method , A annotation ,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JCacheOperationSource.findCacheOperation( Method method , @ Nullable Class &lt; ? &gt; targe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